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 style:writing-mode="page"/>
    </style:style>
    <style:style style:name="Tabela1.A" style:family="table-column">
      <style:table-column-properties style:column-width="8.498cm" style:rel-column-width="32760*"/>
    </style:style>
    <style:style style:name="Tabela1.B" style:family="table-column">
      <style:table-column-properties style:column-width="8.502cm" style:rel-column-width="3277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1.397cm"/>
    </style:style>
    <style:style style:name="Tabela1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753d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6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kolumny_20_">
      <loext:graphic-properties draw:fill="solid" draw:fill-color="#fcd4d1" draw:opacity="100%"/>
      <style:paragraph-properties fo:background-color="#fcd4d1"/>
    </style:style>
    <style:style style:name="P5" style:family="paragraph" style:parent-style-name="tytuł" style:master-page-name="">
      <loext:graphic-properties draw:fill="none"/>
      <style:paragraph-properties fo:margin-left="1.27cm" fo:margin-right="0cm" fo:text-align="justify" style:justify-single-word="false" fo:text-indent="-1.401cm" style:auto-text-indent="false" style:page-number="auto" fo:background-color="transparent" style:writing-mode="page"/>
    </style:style>
    <style:style style:name="P6" style:family="paragraph" style:parent-style-name="podkolumny_20_wyliczenie" style:list-style-name="podkolumna_20_wyliczenie"/>
    <style:style style:name="P7" style:family="paragraph" style:parent-style-name="podkolumny_20_wyliczenie" style:list-style-name="podkolumna_20_wyliczenie">
      <style:paragraph-properties fo:text-align="start" style:justify-single-word="false"/>
    </style:style>
    <style:style style:name="P8" style:family="paragraph" style:parent-style-name="podkolumny_20_wyliczenie" style:list-style-name="podkolumna_20_wyliczenie">
      <loext:graphic-properties draw:fill="none"/>
      <style:paragraph-properties fo:margin-top="0.101cm" fo:margin-bottom="0.101cm" loext:contextual-spacing="false" fo:line-height="60%" fo:background-color="transparent"/>
      <style:text-properties officeooo:paragraph-rsid="00180441"/>
    </style:style>
    <style:style style:name="P9" style:family="paragraph" style:parent-style-name="podkolumny_20_wyliczenie" style:list-style-name="podkolumna_20_wyliczenie">
      <loext:graphic-properties draw:fill="none" draw:fill-color="#729fcf"/>
      <style:paragraph-properties fo:margin-left="0.7cm" fo:margin-right="0cm" fo:margin-top="0.101cm" fo:margin-bottom="0.101cm" loext:contextual-spacing="false" fo:line-height="0.353cm" fo:hyphenation-ladder-count="no-limit" style:register-true="false" fo:text-indent="-0.7cm" style:auto-text-indent="false" fo:background-color="transparent" style:shadow="none" style:vertical-align="auto" style:writing-mode="page">
        <style:tab-stops/>
      </style:paragraph-properties>
      <style:text-properties officeooo:paragraph-rsid="001c52f8" fo:hyphenate="false" fo:hyphenation-remain-char-count="2" fo:hyphenation-push-char-count="2"/>
    </style:style>
    <style:style style:name="P10" style:family="paragraph" style:parent-style-name="podkolumny_20_wyliczenie" style:list-style-name="podkolumna_20_wyliczenie">
      <loext:graphic-properties draw:fill="none" draw:fill-color="#729fcf"/>
      <style:paragraph-properties fo:margin-left="0.7cm" fo:margin-right="0cm" fo:margin-top="0.101cm" fo:margin-bottom="0.101cm" loext:contextual-spacing="false" fo:line-height="0.353cm" fo:text-align="start" style:justify-single-word="false" fo:hyphenation-ladder-count="no-limit" style:register-true="false" fo:text-indent="-0.7cm" style:auto-text-indent="false" fo:background-color="transparent" style:shadow="none" style:vertical-align="auto" style:writing-mode="page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officeooo:rsid="001c52f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Temat:</text:span><text:span text:style-name="T1"> </text:span><text:span text:style-name="T5">Zadania poezji i role poety. Zinterpretuj i porównaj podane teksty Czesława Miłosza i Ernesta Brylla, uwzględniając wybrane konteksty literackie oraz ukształtowanie artystyczne obu tekstów.</text:span></text:p>
      <text:p text:style-name="P2"/>
      <text:section text:style-name="Sect1" text:name="Sekcja1">
        <text:p text:style-name="w_20_kolumnie_20_początek">Czesław Miłosz (1911-2004)</text:p>
        <text:p text:style-name="P1"/>
        <text:p text:style-name="w_20_kolumnie_20_2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autor">Washington D.C., 1950 (Światło dzienne, 1953)</text:p>
        <text:p text:style-name="autor"/>
        <text:p text:style-name="w_20_kolumnie_20_początek">Ernest Bryll (ur. 1935)</text:p>
        <text:p text:style-name="P1"/>
        <text:p text:style-name="w_20_kolumnie_20_2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autor">Zwierzątko, 1975</text:p>
      </text:section>
      <text:p text:style-name="Standard"/>
      <text:p text:style-name="Standard"/>
      <text:p text:style-name="P3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w_20_tabelce_20_tytuł"><text:span text:style-name="T1">Miłosz, </text:span><text:span text:style-name="T2">Który skrzywdziłeś</text:span></text:p>
          </table:table-cell>
          <table:table-cell table:style-name="Tabela1.B1" office:value-type="string">
            <text:p text:style-name="w_20_tabelce_20_tytuł">Bryll,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kolumny_20_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3848988418" text:style-name="podkolumna_20_wyliczenie">
              <text:list-item>
                <text:p text:style-name="P6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3" office:value-type="string">
            <text:list xml:id="list94427889389734" text:continue-numbering="true" text:style-name="podkolumna_20_wyliczenie">
              <text:list-item>
                <text:p text:style-name="P9">racjonalista odrzucający idealizowani<text:span text:style-name="T6">e </text:span>rzeczywistości;</text:p>
              </text:list-item>
              <text:list-item>
                <text:p text:style-name="P8">ironiczny, sarkastyczny krytyk;</text:p>
              </text:list-item>
              <text:list-item>
                <text:p text:style-name="P8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4">Adresat liryczny</text:p>
          </table:table-cell>
          <table:covered-table-cell/>
        </table:table-row>
        <table:table-row>
          <table:table-cell table:style-name="Tabela1.A5" office:value-type="string">
            <text:list xml:id="list94428327824381" text:continue-numbering="true" text:style-name="podkolumna_20_wyliczenie">
              <text:list-item>
                <text:p text:style-name="P7">człowiek lekceważący człowieka i normy moralne;</text:p>
              </text:list-item>
              <text:list-item>
                <text:p text:style-name="P7">tyran, zadufany w sobie, pyszny i dumny władca;</text:p>
              </text:list-item>
            </text:list>
          </table:table-cell>
          <table:table-cell table:style-name="Tabela1.B5" office:value-type="string">
            <text:list xml:id="list94428306453794" text:continue-numbering="true" text:style-name="podkolumna_20_wyliczenie">
              <text:list-item>
                <text:p text:style-name="P10">retoryczne "my", czyli "wy" – podm. zdystansowany!</text:p>
              </text:list-item>
              <text:list-item>
                <text:p text:style-name="podkolumny_20_wyliczenie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kolumny_20_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94428827381058" text:continue-numbering="true" text:style-name="podkolumna_20_wyliczenie">
              <text:list-item>
                <text:p text:style-name="podkolumny_20_wyliczenie">spersonalizowany (2 os. lp.) - wzmocnienie groźby;</text:p>
              </text:list-item>
              <text:list-item>
                <text:p text:style-name="podkolumny_20_wyliczenie">strachem podporządkowuje sobie innych;</text:p>
              </text:list-item>
              <text:list-item>
                <text:p text:style-name="podkolumny_20_wyliczenie">poddańczo wychwalany i idealizowany;</text:p>
              </text:list-item>
            </text:list>
          </table:table-cell>
          <table:table-cell table:style-name="Tabela1.B7" office:value-type="string">
            <text:list xml:id="list94429000662074" text:continue-numbering="true" text:style-name="podkolumna_20_wyliczenie">
              <text:list-item>
                <text:p text:style-name="P6">uprzedmiotowiony (3 os.) - niedosięgły; cyniczny i szyderczy manipulator; gardzi człowiekiem i prawdą;</text:p>
              </text:list-item>
              <text:list-item>
                <text:p text:style-name="P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_20_kolumnie_20_początek" style:display-name="w kolumnie początek" style:family="paragraph" style:parent-style-name="Standard">
      <style:paragraph-properties fo:margin-top="0.6cm" fo:margin-bottom="0cm" loext:contextual-spacing="false" style:writing-mode="page"/>
      <style:text-properties fo:font-weight="bold" style:font-weight-asian="bold" style:font-weight-complex="bold"/>
    </style:style>
    <style:style style:name="w_20_kolumnie_20_2" style:display-name="w kolumnie 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autor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w_20_tabelce_20_autor" style:display-name="w tabelce autor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w_20_tabelce_20_tytuł" style:display-name="w tabelce tytuł" style:family="paragraph" style:parent-style-name="w_20_tabelce_20_autor">
      <style:paragraph-properties fo:margin-top="0.101cm" fo:margin-bottom="0.101cm" loext:contextual-spacing="false" style:writing-mode="page">
        <style:tab-stops/>
      </style:paragraph-properties>
      <style:text-properties fo:font-size="14pt" style:font-size-asian="10.5pt"/>
    </style:style>
    <style:style style:name="kolumny_20_" style:display-name="kolumny " style:family="paragraph" style:parent-style-name="Standard">
      <style:paragraph-properties fo:margin-top="0.101cm" fo:margin-bottom="0.101cm" loext:contextual-spacing="false"/>
      <style:text-properties fo:font-weight="bold" style:font-weight-asian="bold" style:font-weight-complex="bold"/>
    </style:style>
    <style:style style:name="podkolumny_20_wyliczenie" style:display-name="podkolumny wyliczenie" style:family="paragraph" style:parent-style-name="Standard" style:list-style-name="podkolumna_20_wyliczenie" style:master-page-name="">
      <loext:graphic-properties draw:fill="none" draw:fill-color="#729fcf"/>
      <style:paragraph-properties fo:margin-left="0.7cm" fo:margin-right="0cm" fo:margin-top="0.101cm" fo:margin-bottom="0.101cm" loext:contextual-spacing="false" fo:line-height="0.353cm" fo:hyphenation-ladder-count="no-limit" style:register-true="false" fo:text-indent="-0.7cm" style:auto-text-indent="false" style:page-number="auto" fo:background-color="transparent" style:shadow="none" style:vertical-align="auto" style:writing-mode="page">
        <style:tab-stops/>
      </style:paragraph-properties>
      <style:text-properties fo:font-size="10.5pt" style:font-size-asian="10.5pt" fo:hyphenate="false" fo:hyphenation-remain-char-count="2" fo:hyphenation-push-char-count="2"/>
    </style:style>
    <style:style style:name="tytuł" style:family="paragraph" style:parent-style-name="Standard">
      <loext:graphic-properties draw:fill="none" draw:fill-color="#729fcf"/>
      <style:paragraph-properties fo:margin-left="1.3cm" fo:margin-right="0cm" fo:margin-top="0cm" fo:margin-bottom="0cm" loext:contextual-spacing="false" fo:line-height="0.651cm" fo:text-align="justify" style:justify-single-word="false" fo:text-indent="-1.251cm" style:auto-text-indent="false" fo:background-color="transparent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dkolumna_20_wyliczenie" style:display-name="podkolumna wylicze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56.681595197</meta:creation-date>
    <dc:date>2017-11-06T09:44:27.466034021</dc:date>
    <meta:editing-duration>PT26M3S</meta:editing-duration>
    <meta:editing-cycles>4</meta:editing-cycles>
    <meta:generator>LibreOffice/5.4.2.2.0$Linux_X86_64 LibreOffice_project/40m0$Build-2</meta:generator>
    <meta:document-statistic meta:table-count="1" meta:image-count="0" meta:object-count="0" meta:page-count="1" meta:paragraph-count="55" meta:word-count="323" meta:character-count="2186" meta:non-whitespace-character-count="1932"/>
  </office:meta>
</office:document-meta>
</file>